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ole-draw-aspect="1"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4.319cm"/>
      <style:paragraph-properties style:writing-mode="lr-tb"/>
    </style:style>
    <style:style style:name="pr3" style:family="presentation" style:parent-style-name="預設-notes">
      <style:graphic-properties draw:fill-color="#ffffff" fo:min-height="13.364cm"/>
      <style:paragraph-properties style:writing-mode="lr-tb"/>
    </style:style>
    <style:style style:name="pr4" style:family="presentation" style:parent-style-name="預設-subtitle">
      <style:graphic-properties draw:fill-color="#ffffff" fo:min-height="9.819cm"/>
      <style:paragraph-properties style:writing-mode="lr-tb"/>
    </style:style>
    <style:style style:name="pr5" style:family="presentation" style:parent-style-name="預設-subtitle">
      <style:graphic-properties draw:fill-color="#ffffff" fo:min-height="13.409cm"/>
      <style:paragraph-properties style:writing-mode="lr-tb"/>
    </style:style>
    <style:style style:name="pr6" style:family="presentation" style:parent-style-name="預設-subtitle">
      <style:graphic-properties draw:fill-color="#ffffff" fo:min-height="13cm"/>
      <style:paragraph-properties style:writing-mode="lr-tb"/>
    </style:style>
    <style:style style:name="pr7" style:family="presentation" style:parent-style-name="預設-subtitle">
      <style:graphic-properties draw:fill-color="#ffffff" draw:textarea-vertical-align="top" fo:min-height="10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6ff03" loext:opacity="100%" fo:font-weight="bold" fo:background-color="#3e2723" style:font-weight-asian="bold" style:font-weight-complex="bold"/>
    </style:style>
    <style:style style:name="T3" style:family="text">
      <style:text-properties fo:color="#00b0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48fb1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b0ff" loext:opacity="100%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0000" loext:opacity="100%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48fb1" loext:opacity="100%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00" loext:opacity="100%" fo:font-size="40pt" fo:font-weight="bold" fo:background-color="#3e2723" style:font-size-asian="40pt" style:font-weight-asian="bold" style:font-size-complex="40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b0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0000" loext:opacity="100%" fo:font-size="32pt" fo:font-weight="bold" fo:background-color="#3e2723" style:font-size-asian="32pt" style:font-weight-asian="bold" style:font-size-complex="32pt" style:font-weight-complex="bold"/>
    </style:style>
    <style:style style:name="T15" style:family="text">
      <style:text-properties fo:color="#ffff00" loext:opacity="100%" fo:font-size="32pt" fo:font-weight="bold" fo:background-color="#3e2723" style:font-size-asian="32pt" style:font-weight-asian="bold" style:font-size-complex="32pt" style:font-weight-complex="bold"/>
    </style:style>
    <style:style style:name="T16" style:family="text">
      <style:text-properties fo:color="#76ff03" loext:opacity="100%" fo:font-size="32pt" fo:font-weight="bold" fo:background-color="#3e2723" style:font-size-asian="32pt" style:font-weight-asian="bold" style:font-size-complex="32pt" style:font-weight-complex="bold"/>
    </style:style>
    <style:style style:name="T17" style:family="text">
      <style:text-properties fo:color="#00b0ff" loext:opacity="100%" fo:font-size="32pt" fo:font-weight="bold" fo:background-color="#3e2723" style:font-size-asian="32pt" style:font-weight-asian="bold" style:font-size-complex="32pt" style:font-weight-complex="bold"/>
    </style:style>
    <style:style style:name="T18" style:family="text">
      <style:text-properties fo:font-size="32pt" fo:font-weight="bold" fo:background-color="#3e2723" style:font-size-asian="32pt" style:font-weight-asian="bold" style:font-size-complex="32pt" style:font-weight-complex="bold"/>
    </style:style>
    <style:style style:name="T19" style:family="text">
      <style:text-properties fo:color="#f48fb1" loext:opacity="100%" fo:font-size="32pt" fo:font-weight="bold" fo:background-color="#3e2723" style:font-size-asian="32pt" style:font-weight-asian="bold" style:font-size-complex="32pt" style:font-weight-complex="bold"/>
    </style:style>
    <style:style style:name="T20" style:family="text">
      <style:text-properties fo:color="#000000" loext:opacity="100%" fo:font-size="32pt" fo:font-weight="bold" fo:background-color="#ffc400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" fo:font-size="48pt" fo:font-weight="bold" style:font-name-asian="Liberation Sans" style:font-size-asian="48pt" style:font-weight-asian="bold" style:font-name-complex="Liberation Sans" style:font-size-complex="48pt" style:font-weight-complex="bold"/>
    </style:style>
    <style:style style:name="T23" style:family="text">
      <style:text-properties style:font-name="Liberation Sans1" fo:font-size="48pt" fo:font-weight="bold" style:font-name-asian="Liberation Sans" style:font-size-asian="48pt" style:font-weight-asian="bold" style:font-name-complex="Liberation Sans" style:font-size-complex="48pt" style:font-weight-complex="bold"/>
    </style:style>
    <style:style style:name="T24" style:family="text">
      <style:text-properties fo:color="#18ffff" loext:opacity="100%" fo:font-size="32pt" fo:font-weight="bold" fo:background-color="#3e2723" style:font-size-asian="32pt" style:font-weight-asian="bold" style:font-size-complex="32pt" style:font-weight-complex="bold"/>
    </style:style>
    <style:style style:name="T25" style:family="text">
      <style:text-properties fo:color="#e040fb" loext:opacity="100%" fo:font-size="32pt" fo:font-weight="bold" fo:background-color="#263238" style:font-size-asian="32pt" style:font-weight-asian="bold" style:font-size-complex="32pt" style:font-weight-complex="bold"/>
    </style:style>
    <style:style style:name="T26" style:family="text">
      <style:text-properties fo:color="#ff1744" loext:opacity="100%" fo:font-size="32pt" fo:font-weight="bold" fo:background-color="#3e2723" style:font-size-asian="32pt" style:font-weight-asian="bold" style:font-size-complex="32pt" style:font-weight-complex="bold"/>
    </style:style>
    <style:style style:name="T27" style:family="text">
      <style:text-properties fo:color="#ffc400" loext:opacity="100%"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ffff" loext:opacity="100%" fo:font-size="32pt" fo:font-weight="bold" fo:background-color="#3e2723" style:font-size-asian="32pt" style:font-weight-asian="bold" style:font-size-complex="32pt" style:font-weight-complex="bold"/>
    </style:style>
    <style:style style:name="T29" style:family="text">
      <style:text-properties fo:color="#e040fb" loext:opacity="100%" fo:font-size="32pt" fo:font-weight="bold" fo:background-color="#3e2723" style:font-size-asian="32pt" style:font-weight-asian="bold" style:font-size-complex="32pt" style:font-weight-complex="bold"/>
    </style:style>
    <style:style style:name="T30" style:family="text">
      <style:text-properties fo:color="#3d5afe" loext:opacity="100%" fo:font-size="32pt" fo:font-weight="bold" fo:background-color="#3e2723" style:font-size-asian="32pt" style:font-weight-asian="bold" style:font-size-complex="32pt" style:font-weight-complex="bold"/>
    </style:style>
    <style:style style:name="T31" style:family="text">
      <style:text-properties fo:color="#000000" loext:opacity="100%" fo:font-size="32pt" fo:font-weight="bold" fo:background-color="#ffffd7" style:font-size-asian="32pt" style:font-weight-asian="bold" style:font-size-complex="32pt" style:font-weight-complex="bold"/>
    </style:style>
    <style:style style:name="T32" style:family="text">
      <style:text-properties fo:color="#000000" loext:opacity="100%" fo:font-size="32pt" fo:font-weight="bold" fo:background-color="#ffffff" style:font-size-asian="32pt" style:font-weight-asian="bold" style:font-size-complex="32pt" style:font-weight-complex="bold"/>
    </style:style>
    <style:style style:name="T33" style:family="text">
      <style:text-properties fo:color="#000000" loext:opacity="100%" fo:font-size="32pt" fo:font-weight="bold" fo:background-color="#76ff03" style:font-size-asian="32pt" style:font-weight-asian="bold" style:font-size-complex="32pt" style:font-weight-complex="bold"/>
    </style:style>
    <style:style style:name="T34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6.757cm" svg:x="1.4cm" svg:y="0.243cm" presentation:class="title" presentation:user-transformed="true">
          <draw:text-box>
            <text:p>一、「如果我有一個『裝很多資料的盒子』，那我要怎麼從這個盒子裡面，拿到其中某一個東西？」</text:p>
          </draw:text-box>
        </draw:frame>
        <draw:frame presentation:style-name="pr2" draw:text-style-name="P2" draw:layer="layout" svg:width="25.199cm" svg:height="4.915cm" svg:x="1.4cm" svg:y="8.202cm" presentation:class="subtitle" presentation:user-transformed="true">
          <draw:text-box>
            <text:p text:style-name="P1">分成兩種情況：</text:p>
            <text:list text:style-name="L3">
              <text:list-item>
                <text:p text:style-name="P1">我手上<text:span text:style-name="T1">直接拿著盒子</text:span></text:p>
              </text:list-item>
              <text:list-item>
                <text:p text:style-name="P1">我手上<text:span text:style-name="T1">拿的是『</text:span><text:span text:style-name="T2">指向盒子的地址</text:span>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frame presentation:style-name="pr1" draw:layer="layout" svg:width="25.199cm" svg:height="2.629cm" svg:x="1.301cm" svg:y="0.371cm" presentation:class="title" presentation:user-transformed="true">
          <draw:text-box>
            <text:p>二、什麼是 <text:span text:style-name="T1">struct</text:span>？</text:p>
          </draw:text-box>
        </draw:frame>
        <draw:frame presentation:style-name="pr4" draw:text-style-name="P5" draw:layer="layout" svg:width="25.199cm" svg:height="9.819cm" svg:x="1.4cm" svg:y="2.999cm" presentation:class="subtitle" presentation:user-transformed="true">
          <draw:text-box>
            <text:p text:style-name="P4"><text:span text:style-name="T3">struct</text:span><text:span text:style-name="T4"> </text:span><text:span text:style-name="T5">foo</text:span><text:span text:style-name="T4"> {</text:span></text:p>
            <text:p text:style-name="P4"><text:span text:style-name="T4"><text:s text:c="4"/></text:span><text:span text:style-name="T6">size_t</text:span><text:span text:style-name="T4"> size;</text:span></text:p>
            <text:p text:style-name="P4"><text:span text:style-name="T4"><text:s text:c="4"/></text:span><text:span text:style-name="T6">char</text:span><text:span text:style-name="T4"> name[</text:span><text:span text:style-name="T6">64</text:span><text:span text:style-name="T4">];</text:span></text:p>
            <text:p text:style-name="P4"><text:span text:style-name="T4"><text:s text:c="4"/></text:span><text:span text:style-name="T6">int</text:span><text:span text:style-name="T4"> answer_to_ultimate_question;</text:span></text:p>
            <text:p text:style-name="P4"><text:span text:style-name="T4"><text:s text:c="4"/></text:span><text:span text:style-name="T6">unsigned</text:span><text:span text:style-name="T4"> shoe_size;</text:span></text:p>
            <text:p text:style-name="P4"><text:span text:style-name="T4">}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frame presentation:style-name="pr1" draw:layer="layout" svg:width="25.199cm" svg:height="2.629cm" svg:x="1.5cm" svg:y="0.371cm" presentation:class="title" presentation:user-transformed="true">
          <draw:text-box>
            <text:p>三、真的做出一個「人」來</text:p>
          </draw:text-box>
        </draw:frame>
        <draw:frame presentation:style-name="pr2" draw:text-style-name="P2" draw:layer="layout" svg:width="25.199cm" svg:height="8.424cm" svg:x="1.5cm" svg:y="3.41cm" presentation:class="subtitle" presentation:user-transformed="true">
          <draw:text-box>
            <text:p text:style-name="P1"><text:span text:style-name="T7">struct</text:span><text:span text:style-name="T8"> </text:span><text:span text:style-name="T9">foo</text:span><text:span text:style-name="T8"> </text:span><text:span text:style-name="T10">my_foo</text:span><text:span text:style-name="T8">;</text:span></text:p>
            <text:list text:style-name="L3">
              <text:list-item>
                <text:p text:style-name="P1"><text:span text:style-name="T4">意思是：「我現在真的創造了一個 </text:span><text:span text:style-name="T11">foo </text:span><text:span text:style-name="T11">型的東西</text:span><text:span text:style-name="T4">，名字叫 </text:span><text:span text:style-name="T6">my_foo</text:span><text:span text:style-name="T4">」</text:span></text:p>
              </text:list-item>
            </text:list>
            <text:p text:style-name="P1"><text:span text:style-name="T8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presentation:style-name="pr1" draw:layer="layout" svg:width="25.199cm" svg:height="2.629cm" svg:x="1.5cm" svg:y="0.371cm" presentation:class="title" presentation:user-transformed="true">
          <draw:text-box>
            <text:p>四、怎麼拿到裡面的東西？</text:p>
          </draw:text-box>
        </draw:frame>
        <draw:frame presentation:style-name="pr5" draw:text-style-name="P2" draw:layer="layout" svg:width="25.199cm" svg:height="14.359cm" svg:x="1.5cm" svg:y="2.525cm" presentation:class="subtitle" presentation:user-transformed="true">
          <draw:text-box>
            <text:p text:style-name="P1"><text:span text:style-name="T8">情況 </text:span><text:span text:style-name="T8">1️⃣</text:span><text:span text:style-name="T8">：直接拿著這個人</text:span></text:p>
            <text:list text:style-name="L3">
              <text:list-item>
                <text:p text:style-name="P1"><text:span text:style-name="T12">my_foo.size = </text:span><text:span text:style-name="T13">sizeof</text:span><text:span text:style-name="T12">(</text:span><text:span text:style-name="T13">struct</text:span><text:span text:style-name="T12"> foo);</text:span></text:p>
                <text:p text:style-name="P1"><text:span text:style-name="T12">這行在幹嘛？</text:span></text:p>
              </text:list-item>
              <text:list-item>
                <text:p text:style-name="P1"><text:span text:style-name="T12">my_foo.size</text:span><text:span text:style-name="T12">意思是：👉「</text:span><text:span text:style-name="T14">my_foo </text:span><text:span text:style-name="T14">裡面的 </text:span><text:span text:style-name="T14">size</text:span><text:span text:style-name="T12">」，可以直接理解成：</text:span><text:span text:style-name="T15">my_foo </text:span><text:span text:style-name="T15">的 </text:span><text:span text:style-name="T15">size</text:span></text:p>
                <text:p text:style-name="P1"><text:span text:style-name="T15"/></text:p>
              </text:list-item>
              <text:list-item>
                <text:p text:style-name="P1"><text:span text:style-name="T16">這個 </text:span><text:span text:style-name="T16">.</text:span><text:span text:style-name="T16">（點） 的意思就是：「裡面的」</text:span></text:p>
              </text:list-item>
            </text:list>
            <text:p text:style-name="P1"><text:span text:style-name="T8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layer="layout" svg:width="25.199cm" svg:height="2.629cm" svg:x="1.5cm" svg:y="0.371cm" presentation:class="title" presentation:user-transformed="true">
          <draw:text-box>
            <text:p>五、那「指標」是什麼？</text:p>
          </draw:text-box>
        </draw:frame>
        <draw:frame presentation:style-name="pr6" draw:text-style-name="P2" draw:layer="layout" svg:width="25.5cm" svg:height="13cm" svg:x="1.5cm" svg:y="2.5cm" presentation:class="subtitle" presentation:user-transformed="true">
          <draw:text-box>
            <text:p text:style-name="P1"><text:span text:style-name="T8">指標 ≈ 地址 </text:span><text:span text:style-name="T8">/ </text:span><text:span text:style-name="T8">位置 </text:span><text:span text:style-name="T8">/ </text:span><text:span text:style-name="T8">指路牌</text:span></text:p>
            <text:list text:style-name="L3">
              <text:list-item>
                <text:p text:style-name="P1"><text:span text:style-name="T12">假設：</text:span><text:span text:style-name="T17">struct</text:span><text:span text:style-name="T14"> foo</text:span><text:span text:style-name="T18"> </text:span><text:span text:style-name="T19">*foo_ptr</text:span><text:span text:style-name="T15">;</text:span></text:p>
                <text:p text:style-name="P1"><text:span text:style-name="T12">意思是：「</text:span><text:span text:style-name="T12">foo_ptr </text:span><text:span text:style-name="T12">不是人，而是『</text:span><text:span text:style-name="T20">指向那個人的地址</text:span><text:span text:style-name="T12">』」</text:span></text:p>
              </text:list-item>
              <text:list-item>
                <text:p text:style-name="P6"><text:span text:style-name="T21">用生活話講：我沒有拿著人</text:span><text:span text:style-name="T12">，我只有他的住址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layer="layout" svg:width="25.199cm" svg:height="4.505cm" svg:x="1.5cm" svg:y="0.495cm" presentation:class="title" presentation:user-transformed="true">
          <draw:text-box>
            <text:p>六、拿著地址，怎麼碰到裡面的東西？</text:p>
          </draw:text-box>
        </draw:frame>
        <draw:frame presentation:style-name="pr7" draw:text-style-name="P2" draw:layer="layout" svg:width="25.5cm" svg:height="10.27cm" svg:x="1.5cm" svg:y="5.5cm" presentation:class="subtitle" presentation:user-transformed="true">
          <draw:text-box>
            <text:p text:style-name="P1"><text:span text:style-name="T8">笨但合法的寫法 😖 </text:span><text:span text:style-name="T22">꞉</text:span><text:span text:style-name="T23"> <text:s/></text:span><text:span text:style-name="T16">(*foo_ptr).size = new_size;</text:span></text:p>
            <text:list text:style-name="L3">
              <text:list-item>
                <text:p text:style-name="P1"><text:span text:style-name="T12">拆開來看：</text:span></text:p>
              </text:list-item>
              <text:list-item>
                <text:p text:style-name="P1"><text:span text:style-name="T12">foo_ptr → </text:span><text:span text:style-name="T15">地址</text:span></text:p>
              </text:list-item>
              <text:list-item>
                <text:p text:style-name="P1"><text:span text:style-name="T12">*foo_ptr → </text:span><text:span text:style-name="T24">去那個地址，把人拿出來</text:span></text:p>
              </text:list-item>
              <text:list-item>
                <text:p text:style-name="P1"><text:span text:style-name="T12">(*foo_ptr).size → </text:span><text:span text:style-name="T14">那個人的 </text:span><text:span text:style-name="T14">size</text:span></text:p>
              </text:list-item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layer="layout" svg:width="25.199cm" svg:height="4.505cm" svg:x="1.5cm" svg:y="0.495cm" presentation:class="title" presentation:user-transformed="true">
          <draw:text-box>
            <text:p>六、拿著地址，怎麼碰到裡面的東西？</text:p>
          </draw:text-box>
        </draw:frame>
        <draw:frame presentation:style-name="pr7" draw:text-style-name="P2" draw:layer="layout" svg:width="25.5cm" svg:height="10cm" svg:x="1.5cm" svg:y="5.5cm" presentation:class="subtitle" presentation:user-transformed="true">
          <draw:text-box>
            <text:p text:style-name="P1"><text:span text:style-name="T8">笨但合法的寫法 😖 </text:span><text:span text:style-name="T22">꞉</text:span><text:span text:style-name="T23"> <text:s/></text:span><text:span text:style-name="T16">(*foo_ptr).size = new_size;</text:span></text:p>
            <text:list text:style-name="L3">
              <text:list-item>
                <text:p text:style-name="P1"><text:span text:style-name="T12">👉 </text:span><text:span text:style-name="T12">重點：</text:span><text:span text:style-name="T14">「先把『儲存地址的變數』，解讀成『該地址所對應的資料本身』，然後再用點號存取那個資料裡的成員。」</text:span></text:p>
              </text:list-item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0">
        <draw:frame presentation:style-name="pr1" draw:layer="layout" svg:width="25.199cm" svg:height="4.505cm" svg:x="1.5cm" svg:y="0.495cm" presentation:class="title" presentation:user-transformed="true">
          <draw:text-box>
            <text:p>七、C 語言知道你會很痛苦，所以給你一個「專用寫法」</text:p>
          </draw:text-box>
        </draw:frame>
        <draw:frame presentation:style-name="pr7" draw:text-style-name="P2" draw:layer="layout" svg:width="25.5cm" svg:height="10cm" svg:x="1.5cm" svg:y="5.5cm" presentation:class="subtitle" presentation:user-transformed="true">
          <draw:text-box>
            <text:p text:style-name="P1"><text:span text:style-name="T15">foo_ptr-&gt;size = new_size;</text:span></text:p>
            <text:list text:style-name="L3">
              <text:list-item>
                <text:p text:style-name="P1"><text:span text:style-name="T12">這個 </text:span><text:span text:style-name="T15">-&gt;</text:span><text:span text:style-name="T12"> </text:span><text:span text:style-name="T12">的意思就是：</text:span></text:p>
              </text:list-item>
              <text:list-item>
                <text:p text:style-name="P1"><text:span text:style-name="T12">「</text:span><text:span text:style-name="T25">你給我的是地址，我幫你先拿出來，再取裡面的東西</text:span><text:span text:style-name="T12">」</text:span></text:p>
              </text:list-item>
              <text:list-item>
                <text:p text:style-name="P1"><text:span text:style-name="T12">所以：</text:span><text:span text:style-name="T26">foo_ptr-&gt;size</text:span><text:span text:style-name="T12"> </text:span><text:span text:style-name="T27">等於</text:span><text:span text:style-name="T12"> </text:span><text:span text:style-name="T24">(*foo_ptr).size</text:span></text:p>
              </text:list-item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0">
        <draw:frame presentation:style-name="pr1" draw:layer="layout" svg:width="25.199cm" svg:height="4.505cm" svg:x="1.5cm" svg:y="0.495cm" presentation:class="title" presentation:user-transformed="true">
          <draw:text-box>
            <text:p>七、C 語言知道你會很痛苦，所以給你一個「專用寫法」</text:p>
          </draw:text-box>
        </draw:frame>
        <draw:frame presentation:style-name="pr7" draw:text-style-name="P2" draw:layer="layout" svg:width="25.5cm" svg:height="10cm" svg:x="1.5cm" svg:y="5.5cm" presentation:class="subtitle" presentation:user-transformed="true">
          <draw:text-box>
            <text:p text:style-name="P1"><text:span text:style-name="T15">記一句話就好：</text:span></text:p>
            <text:p text:style-name="P1"><text:span text:style-name="T15"/></text:p>
            <text:p text:style-name="P1"><text:span text:style-name="T26">有 </text:span><text:span text:style-name="T26">*</text:span><text:span text:style-name="T26">（指標）就用 </text:span><text:span text:style-name="T26">-&gt;</text:span><text:span text:style-name="T26">，沒有就用 </text:span><text:span text:style-name="T26">.</text:span></text:p>
            <text:list text:style-name="L3">
              <text:list-header>
                <text:p text:style-name="P1"><text:span text:style-name="T12"/></text:p>
              </text:list-header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0">
        <draw:frame presentation:style-name="pr1" draw:layer="layout" svg:width="25.199cm" svg:height="2.629cm" svg:x="1.5cm" svg:y="1.433cm" presentation:class="title" presentation:user-transformed="true">
          <draw:text-box>
            <text:p>八、什麼是「指向指標」？</text:p>
          </draw:text-box>
        </draw:frame>
        <draw:frame presentation:style-name="pr7" draw:text-style-name="P2" draw:layer="layout" svg:width="25.5cm" svg:height="10.723cm" svg:x="1.5cm" svg:y="5.5cm" presentation:class="subtitle" presentation:user-transformed="true">
          <draw:text-box>
            <text:p text:style-name="P1"><text:span text:style-name="T24">struct</text:span><text:span text:style-name="T15"> </text:span><text:span text:style-name="T26">foo</text:span><text:span text:style-name="T15"> </text:span><text:span text:style-name="T28">**</text:span><text:span text:style-name="T26">foo_ptr_ptr</text:span><text:span text:style-name="T28">;</text:span></text:p>
            <text:list text:style-name="L2">
              <text:list-item>
                <text:p text:style-name="P1"><text:span text:style-name="T15">意思是：</text:span></text:p>
              </text:list-item>
              <text:list-item>
                <text:p text:style-name="P1"><text:span text:style-name="T15">foo_ptr_ptr</text:span></text:p>
              </text:list-item>
              <text:list-item>
                <text:p text:style-name="P1"><text:span text:style-name="T29">→ </text:span><text:span text:style-name="T29">指向</text:span></text:p>
              </text:list-item>
              <text:list-item>
                <text:p text:style-name="P1"><text:span text:style-name="T15"><text:s text:c="3"/></text:span><text:span text:style-name="T30">→ </text:span><text:span text:style-name="T30">一個指標</text:span></text:p>
              </text:list-item>
              <text:list-item>
                <text:p text:style-name="P1"><text:span text:style-name="T15"><text:s text:c="6"/></text:span><text:span text:style-name="T16">→ </text:span><text:span text:style-name="T16">指向 </text:span><text:span text:style-name="T16">struct foo</text:span></text:p>
              </text:list-item>
            </text:list>
            <text:list text:style-name="L3">
              <text:list-header>
                <text:p text:style-name="P1"><text:span text:style-name="T12"/></text:p>
              </text:list-header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0">
        <draw:frame presentation:style-name="pr1" draw:layer="layout" svg:width="25.199cm" svg:height="2.629cm" svg:x="1.5cm" svg:y="1.433cm" presentation:class="title" presentation:user-transformed="true">
          <draw:text-box>
            <text:p>八、什麼是「指向指標」？</text:p>
          </draw:text-box>
        </draw:frame>
        <draw:frame presentation:style-name="pr7" draw:text-style-name="P2" draw:layer="layout" svg:width="25.5cm" svg:height="11.095cm" svg:x="1.5cm" svg:y="4cm" presentation:class="subtitle" presentation:user-transformed="true">
          <draw:text-box>
            <text:p text:style-name="P1"><text:span text:style-name="T15">就像：我拿的是「存放住址的紙條的住址」</text:span></text:p>
            <text:list text:style-name="L2">
              <text:list-header>
                <text:p text:style-name="P1"><text:span text:style-name="T31">寫法就會變成 🤮</text:span></text:p>
                <text:p text:style-name="P1"><text:span text:style-name="T32">方法 </text:span><text:span text:style-name="T32">1</text:span></text:p>
              </text:list-header>
              <text:list-item>
                <text:p text:style-name="P1"><text:span text:style-name="T26">(*foo_ptr_ptr)-&gt;size = new_size;</text:span></text:p>
                <text:p text:style-name="P1"><text:span text:style-name="T32">意思：</text:span></text:p>
                <text:p text:style-name="P1"><text:span text:style-name="T24">*foo_ptr_ptr</text:span><text:span text:style-name="T15"> </text:span><text:span text:style-name="T32">→ </text:span><text:span text:style-name="T33">拿到 </text:span><text:span text:style-name="T33">foo_ptr</text:span></text:p>
              </text:list-item>
              <text:list-item>
                <text:p text:style-name="P1"><text:span text:style-name="T29">-&gt;size</text:span><text:span text:style-name="T15"> </text:span><text:span text:style-name="T32">→ </text:span><text:span text:style-name="T33">從 </text:span><text:span text:style-name="T33">foo_ptr </text:span><text:span text:style-name="T33">指向</text:span><text:span text:style-name="T32">的 </text:span><text:span text:style-name="T32">foo </text:span><text:span text:style-name="T32">拿 </text:span><text:span text:style-name="T32">size</text:span></text:p>
              </text:list-item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0">
        <draw:frame presentation:style-name="pr1" draw:layer="layout" svg:width="25.199cm" svg:height="2.629cm" svg:x="1.5cm" svg:y="1.433cm" presentation:class="title" presentation:user-transformed="true">
          <draw:text-box>
            <text:p>八、什麼是「指向指標」？</text:p>
          </draw:text-box>
        </draw:frame>
        <draw:frame presentation:style-name="pr7" draw:text-style-name="P2" draw:layer="layout" svg:width="25.5cm" svg:height="10cm" svg:x="1.5cm" svg:y="4cm" presentation:class="subtitle" presentation:user-transformed="true">
          <draw:text-box>
            <text:p text:style-name="P1"><text:span text:style-name="T15">就像：我拿的是「存放住址的紙條的住址」</text:span></text:p>
            <text:list text:style-name="L2">
              <text:list-header>
                <text:p text:style-name="P1"><text:span text:style-name="T31">寫法就會變成 🤮</text:span></text:p>
                <text:p text:style-name="P1"><text:span text:style-name="T32">方法 </text:span><text:span text:style-name="T32">2</text:span></text:p>
              </text:list-header>
              <text:list-item>
                <text:p text:style-name="P1"><text:span text:style-name="T26">(**foo_ptr_ptr).size = new_size;</text:span></text:p>
              </text:list-item>
            </text:list>
          </draw:text-box>
        </draw:frame>
        <draw:frame draw:style-name="gr2" draw:text-style-name="P7" draw:layer="layout" svg:width="1.999cm" svg:height="0.999cm" svg:x="13.084cm" svg:y="7.1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0">
        <draw:frame presentation:style-name="pr1" draw:layer="layout" svg:width="25.199cm" svg:height="2.629cm" svg:x="1.5cm" svg:y="1.433cm" presentation:class="title" presentation:user-transformed="true">
          <draw:text-box>
            <text:p>九、先背這個就好</text:p>
          </draw:text-box>
        </draw:frame>
        <draw:frame draw:style-name="gr2" draw:text-style-name="P7" draw:layer="layout" svg:width="1.999cm" svg:height="0.999cm" svg:x="13.084cm" svg:y="7.1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standard" draw:layer="layout" svg:width="14.098cm" svg:height="5.998cm" svg:x="7.108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你手上的是 </text:span></text:p>
              </table:table-cell>
              <table:table-cell table:style-name="ce2">
                <text:p text:style-name="P8">用什麼 </text:p>
              </table:table-cell>
            </table:table-row>
            <table:table-row table:style-name="ro1" table:default-cell-style-name="ce3">
              <table:table-cell>
                <text:p text:style-name="P7">真的結構 </text:p>
              </table:table-cell>
              <table:table-cell>
                <text:p text:style-name="P7">『<text:span text:style-name="T1">，</text:span>』</text:p>
              </table:table-cell>
            </table:table-row>
            <table:table-row table:style-name="ro2" table:default-cell-style-name="ce3">
              <table:table-cell>
                <text:p text:style-name="P7">結構的地址 </text:p>
              </table:table-cell>
              <table:table-cell>
                <text:p text:style-name="P7">『<text:span text:style-name="T34">→</text:span>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0">
        <draw:frame presentation:style-name="pr1" draw:layer="layout" svg:width="25.199cm" svg:height="2.629cm" svg:x="1.5cm" svg:y="1.433cm" presentation:class="title" presentation:user-transformed="true">
          <draw:text-box>
            <text:p>九、先背這個就好</text:p>
          </draw:text-box>
        </draw:frame>
        <draw:frame draw:style-name="gr2" draw:text-style-name="P7" draw:layer="layout" svg:width="1.999cm" svg:height="0.999cm" svg:x="13.084cm" svg:y="7.1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7" draw:text-style-name="P2" draw:layer="layout" svg:width="25.5cm" svg:height="10cm" svg:x="1.483cm" svg:y="5.501cm">
          <draw:text-box>
            <text:p text:style-name="P1"><text:span text:style-name="T24">例子</text:span></text:p>
            <text:list text:style-name="L2">
              <text:list-item>
                <text:p text:style-name="P1"><text:span text:style-name="T28">my_foo.size</text:span><text:span text:style-name="T15"> <text:s text:c="5"/>// </text:span><text:span text:style-name="T15">我有本人</text:span></text:p>
              </text:list-item>
              <text:list-item>
                <text:p text:style-name="P1"><text:span text:style-name="T28">foo_ptr-&gt;size</text:span><text:span text:style-name="T15"> <text:s text:c="3"/></text:span><text:span text:style-name="T26">// </text:span><text:span text:style-name="T26">我只有地址</text:span></text:p>
              </text:list-item>
            </text:list>
            <text:list text:style-name="L3">
              <text:list-header>
                <text:p text:style-name="P1"><text:span text:style-name="T12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" style:font-family-asian="思源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思源黑體" style:font-family-asian="思源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04T16:00:49.226000000</meta:creation-date>
    <dc:date>2026-01-04T18:29:37.547000000</dc:date>
    <meta:editing-duration>PT2H28M26S</meta:editing-duration>
    <meta:editing-cycles>47</meta:editing-cycles>
    <meta:generator>MODA_ODF_Application_Tools/3.8.3.2$Windows_X86_64 LibreOffice_project/50f6e85287e3a15525502db78bc188a20eb52575</meta:generator>
    <meta:document-statistic meta:object-count="8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